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152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none" style:country-asian="none" style:font-name-asian="Courier New" style:font-size-asian="12pt"/>
    </style:style>
    <style:style style:name="T3" style:family="text">
      <style:text-properties fo:color="#000000" fo:font-size="9pt" fo:font-weight="bold" fo:country="none" style:country-asian="none" style:font-name-asian="Cambria" style:font-size-asian="9pt" style:font-size-complex="9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9pt" svg:height="254.98pt" svg:x="0pt" svg:y="63.38pt">
            <loext:p draw:notify-on-update-of-ranges="Sheet1.H10:Sheet1.H21 Sheet1.H9:Sheet1.H21 Sheet1.I9:Sheet1.I21 Sheet1.H9:Sheet1.H21 Sheet1.J9:Sheet1.J21 Sheet1.H9:Sheet1.H21 Sheet1.K9:Sheet1.K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3pt" svg:height="254.98pt" svg:x="11.68pt" svg:y="350.79pt">
            <loext:p draw:notify-on-update-of-ranges="Sheet1.H25:Sheet1.H25 Sheet1.H26:Sheet1.H37 Sheet1.I25:Sheet1.I37 Sheet1.H25:Sheet1.H37 Sheet1.J25:Sheet1.J37 Sheet1.H25:Sheet1.H37 Sheet1.K25:Sheet1.K37 Sheet1.H25:Sheet1.H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row table:style-name="ro1" table:number-rows-repeated="7">
          <table:table-cell table:number-columns-repeated="7"/>
          <table:table-cell table:style-name="Default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1">)</text:span></text:p>
            <text:p><text:span text:style-name="T3">4 threads/cores</text:span>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<text:span text:style-name="T3">4 threads/cores</text:span></text:p>
          </table:table-cell>
        </table:table-row>
        <table:table-row table:style-name="ro1"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0.000884662" calcext:value-type="float">
            <text:p>0.000884662</text:p>
          </table:table-cell>
          <table:table-cell office:value-type="float" office:value="0.004473117" calcext:value-type="float">
            <text:p>0.004473117</text:p>
          </table:table-cell>
          <table:table-cell office:value-type="float" office:value="0.002783389" calcext:value-type="float">
            <text:p>0.002783389</text:p>
          </table:table-cell>
        </table:table-row>
        <table:table-row table:style-name="ro1">
          <table:table-cell table:number-columns-repeated="7"/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1141848" calcext:value-type="float">
            <text:p>0.001141848</text:p>
          </table:table-cell>
          <table:table-cell table:style-name="ce7" office:value-type="float" office:value="0.003325469" calcext:value-type="float">
            <text:p>0.003325469</text:p>
          </table:table-cell>
          <table:table-cell table:style-name="ce7" office:value-type="float" office:value="0.006754571" calcext:value-type="float">
            <text:p>0.006754571</text:p>
          </table:table-cell>
        </table:table-row>
        <table:table-row table:style-name="ro1">
          <table:table-cell table:number-columns-repeated="7"/>
          <table:table-cell office:value-type="float" office:value="65536" calcext:value-type="float">
            <text:p>65536</text:p>
          </table:table-cell>
          <table:table-cell office:value-type="float" office:value="0.001465838" calcext:value-type="float">
            <text:p>0.001465838</text:p>
          </table:table-cell>
          <table:table-cell office:value-type="float" office:value="0.003211512" calcext:value-type="float">
            <text:p>0.003211512</text:p>
          </table:table-cell>
          <table:table-cell office:value-type="float" office:value="0.003150039" calcext:value-type="float">
            <text:p>0.003150039</text:p>
          </table:table-cell>
        </table:table-row>
        <table:table-row table:style-name="ro1">
          <table:table-cell table:number-columns-repeated="7"/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1940958" calcext:value-type="float">
            <text:p>0.001940958</text:p>
          </table:table-cell>
          <table:table-cell table:style-name="ce7" office:value-type="float" office:value="0.003890115" calcext:value-type="float">
            <text:p>0.003890115</text:p>
          </table:table-cell>
          <table:table-cell table:style-name="ce7" office:value-type="float" office:value="0.003758771" calcext:value-type="float">
            <text:p>0.003758771</text:p>
          </table:table-cell>
        </table:table-row>
        <table:table-row table:style-name="ro1">
          <table:table-cell table:number-columns-repeated="7"/>
          <table:table-cell office:value-type="float" office:value="262144" calcext:value-type="float">
            <text:p>262144</text:p>
          </table:table-cell>
          <table:table-cell office:value-type="float" office:value="0.003867246" calcext:value-type="float">
            <text:p>0.003867246</text:p>
          </table:table-cell>
          <table:table-cell office:value-type="float" office:value="0.005106649" calcext:value-type="float">
            <text:p>0.005106649</text:p>
          </table:table-cell>
          <table:table-cell office:value-type="float" office:value="0.004952557" calcext:value-type="float">
            <text:p>0.004952557</text:p>
          </table:table-cell>
        </table:table-row>
        <table:table-row table:style-name="ro1">
          <table:table-cell table:number-columns-repeated="7"/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7275238" calcext:value-type="float">
            <text:p>0.007275238</text:p>
          </table:table-cell>
          <table:table-cell table:style-name="ce7" office:value-type="float" office:value="0.00707738" calcext:value-type="float">
            <text:p>0.00707738</text:p>
          </table:table-cell>
          <table:table-cell table:style-name="ce7" office:value-type="float" office:value="0.006971927" calcext:value-type="float">
            <text:p>0.006971927</text:p>
          </table:table-cell>
        </table:table-row>
        <table:table-row table:style-name="ro1">
          <table:table-cell table:number-columns-repeated="7"/>
          <table:table-cell office:value-type="float" office:value="1048576" calcext:value-type="float">
            <text:p>1048576</text:p>
          </table:table-cell>
          <table:table-cell office:value-type="float" office:value="0.014784262" calcext:value-type="float">
            <text:p>0.014784262</text:p>
          </table:table-cell>
          <table:table-cell office:value-type="float" office:value="0.010117193" calcext:value-type="float">
            <text:p>0.010117193</text:p>
          </table:table-cell>
          <table:table-cell office:value-type="float" office:value="0.010689025" calcext:value-type="float">
            <text:p>0.010689025</text:p>
          </table:table-cell>
        </table:table-row>
        <table:table-row table:style-name="ro1">
          <table:table-cell table:number-columns-repeated="7"/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2949202" calcext:value-type="float">
            <text:p>0.02949202</text:p>
          </table:table-cell>
          <table:table-cell table:style-name="ce7" office:value-type="float" office:value="0.020230547" calcext:value-type="float">
            <text:p>0.020230547</text:p>
          </table:table-cell>
          <table:table-cell table:style-name="ce7" office:value-type="float" office:value="0.020056157" calcext:value-type="float">
            <text:p>0.020056157</text:p>
          </table:table-cell>
        </table:table-row>
        <table:table-row table:style-name="ro1">
          <table:table-cell table:number-columns-repeated="7"/>
          <table:table-cell office:value-type="float" office:value="4194304" calcext:value-type="float">
            <text:p>4194304</text:p>
          </table:table-cell>
          <table:table-cell office:value-type="float" office:value="0.060918138" calcext:value-type="float">
            <text:p>0.060918138</text:p>
          </table:table-cell>
          <table:table-cell office:value-type="float" office:value="0.038631553" calcext:value-type="float">
            <text:p>0.038631553</text:p>
          </table:table-cell>
          <table:table-cell office:value-type="float" office:value="0.037830467" calcext:value-type="float">
            <text:p>0.037830467</text:p>
          </table:table-cell>
        </table:table-row>
        <table:table-row table:style-name="ro1">
          <table:table-cell table:number-columns-repeated="7"/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123695917" calcext:value-type="float">
            <text:p>0.123695917</text:p>
          </table:table-cell>
          <table:table-cell table:style-name="ce7" office:value-type="float" office:value="0.074457311" calcext:value-type="float">
            <text:p>0.074457311</text:p>
          </table:table-cell>
          <table:table-cell table:style-name="ce7" office:value-type="float" office:value="0.074059065" calcext:value-type="float">
            <text:p>0.074059065</text:p>
          </table:table-cell>
        </table:table-row>
        <table:table-row table:style-name="ro1">
          <table:table-cell table:number-columns-repeated="7"/>
          <table:table-cell office:value-type="float" office:value="16777216" calcext:value-type="float">
            <text:p>16777216</text:p>
          </table:table-cell>
          <table:table-cell office:value-type="float" office:value="0.242995765" calcext:value-type="float">
            <text:p>0.242995765</text:p>
          </table:table-cell>
          <table:table-cell office:value-type="float" office:value="0.178458996" calcext:value-type="float">
            <text:p>0.178458996</text:p>
          </table:table-cell>
          <table:table-cell office:value-type="float" office:value="0.147030671" calcext:value-type="float">
            <text:p>0.147030671</text:p>
          </table:table-cell>
        </table:table-row>
        <table:table-row table:style-name="ro1">
          <table:table-cell table:number-columns-repeated="7"/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621737715" calcext:value-type="float">
            <text:p>0.621737715</text:p>
          </table:table-cell>
          <table:table-cell table:style-name="ce7" office:value-type="float" office:value="0.342775486" calcext:value-type="float">
            <text:p>0.342775486</text:p>
          </table:table-cell>
          <table:table-cell table:style-name="ce7" office:value-type="float" office:value="0.319969852" calcext:value-type="float">
            <text:p>0.319969852</text:p>
          </table:table-cell>
        </table:table-row>
        <table:table-row table:style-name="ro1">
          <table:table-cell table:number-columns-repeated="7"/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479177332" calcext:value-type="float">
            <text:p>0.479177332</text:p>
          </table:table-cell>
          <table:table-cell table:style-name="ce8" office:value-type="float" office:value="0.394011867" calcext:value-type="float">
            <text:p>0.394011867</text:p>
          </table:table-cell>
          <table:table-cell table:style-name="ce8" office:value-type="float" office:value="0.296368592" calcext:value-type="float">
            <text:p>0.296368592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1">)</text:span></text:p>
            <text:p><text:span text:style-name="T3">24 threads/cores</text:span>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<text:span text:style-name="T3">24 threads/cores</text:span></text:p>
          </table:table-cell>
        </table:table-row>
        <table:table-row table:style-name="ro1"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0.000111055" calcext:value-type="float">
            <text:p>0.000111055</text:p>
          </table:table-cell>
          <table:table-cell office:value-type="float" office:value="0.003930093" calcext:value-type="float">
            <text:p>0.003930093</text:p>
          </table:table-cell>
          <table:table-cell office:value-type="float" office:value="0.003902611" calcext:value-type="float">
            <text:p>0.003902611</text:p>
          </table:table-cell>
        </table:table-row>
        <table:table-row table:style-name="ro1">
          <table:table-cell table:number-columns-repeated="7"/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213591" calcext:value-type="float">
            <text:p>0.000213591</text:p>
          </table:table-cell>
          <table:table-cell table:style-name="ce7" office:value-type="float" office:value="0.003290572" calcext:value-type="float">
            <text:p>0.003290572</text:p>
          </table:table-cell>
          <table:table-cell table:style-name="ce7" office:value-type="float" office:value="0.003981533" calcext:value-type="float">
            <text:p>0.003981533</text:p>
          </table:table-cell>
        </table:table-row>
        <table:table-row table:style-name="ro1">
          <table:table-cell table:number-columns-repeated="7"/>
          <table:table-cell office:value-type="float" office:value="65536" calcext:value-type="float">
            <text:p>65536</text:p>
          </table:table-cell>
          <table:table-cell office:value-type="float" office:value="0.000439397" calcext:value-type="float">
            <text:p>0.000439397</text:p>
          </table:table-cell>
          <table:table-cell office:value-type="float" office:value="0.004726118" calcext:value-type="float">
            <text:p>0.004726118</text:p>
          </table:table-cell>
          <table:table-cell office:value-type="float" office:value="0.004371509" calcext:value-type="float">
            <text:p>0.004371509</text:p>
          </table:table-cell>
        </table:table-row>
        <table:table-row table:style-name="ro1">
          <table:table-cell table:number-columns-repeated="7"/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868356" calcext:value-type="float">
            <text:p>0.000868356</text:p>
          </table:table-cell>
          <table:table-cell table:style-name="ce7" office:value-type="float" office:value="0.004598142" calcext:value-type="float">
            <text:p>0.004598142</text:p>
          </table:table-cell>
          <table:table-cell table:style-name="ce7" office:value-type="float" office:value="0.0039231" calcext:value-type="float">
            <text:p>0.0039231</text:p>
          </table:table-cell>
        </table:table-row>
        <table:table-row table:style-name="ro1">
          <table:table-cell table:number-columns-repeated="7"/>
          <table:table-cell office:value-type="float" office:value="262144" calcext:value-type="float">
            <text:p>262144</text:p>
          </table:table-cell>
          <table:table-cell office:value-type="float" office:value="0.001202885" calcext:value-type="float">
            <text:p>0.001202885</text:p>
          </table:table-cell>
          <table:table-cell office:value-type="float" office:value="0.004182769" calcext:value-type="float">
            <text:p>0.004182769</text:p>
          </table:table-cell>
          <table:table-cell office:value-type="float" office:value="0.004953642" calcext:value-type="float">
            <text:p>0.004953642</text:p>
          </table:table-cell>
        </table:table-row>
        <table:table-row table:style-name="ro1">
          <table:table-cell table:number-columns-repeated="7"/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2653837" calcext:value-type="float">
            <text:p>0.002653837</text:p>
          </table:table-cell>
          <table:table-cell table:style-name="ce7" office:value-type="float" office:value="0.002745448" calcext:value-type="float">
            <text:p>0.002745448</text:p>
          </table:table-cell>
          <table:table-cell table:style-name="ce7" office:value-type="float" office:value="0.003878604" calcext:value-type="float">
            <text:p>0.003878604</text:p>
          </table:table-cell>
        </table:table-row>
        <table:table-row table:style-name="ro1">
          <table:table-cell table:number-columns-repeated="7"/>
          <table:table-cell office:value-type="float" office:value="1048576" calcext:value-type="float">
            <text:p>1048576</text:p>
          </table:table-cell>
          <table:table-cell office:value-type="float" office:value="0.005979414" calcext:value-type="float">
            <text:p>0.005979414</text:p>
          </table:table-cell>
          <table:table-cell office:value-type="float" office:value="0.004927871" calcext:value-type="float">
            <text:p>0.004927871</text:p>
          </table:table-cell>
          <table:table-cell office:value-type="float" office:value="0.005384443" calcext:value-type="float">
            <text:p>0.005384443</text:p>
          </table:table-cell>
        </table:table-row>
        <table:table-row table:style-name="ro1">
          <table:table-cell table:number-columns-repeated="7"/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1889695" calcext:value-type="float">
            <text:p>0.011889695</text:p>
          </table:table-cell>
          <table:table-cell table:style-name="ce7" office:value-type="float" office:value="0.007464341" calcext:value-type="float">
            <text:p>0.007464341</text:p>
          </table:table-cell>
          <table:table-cell table:style-name="ce7" office:value-type="float" office:value="0.007583006" calcext:value-type="float">
            <text:p>0.007583006</text:p>
          </table:table-cell>
        </table:table-row>
        <table:table-row table:style-name="ro1">
          <table:table-cell table:number-columns-repeated="7"/>
          <table:table-cell office:value-type="float" office:value="4194304" calcext:value-type="float">
            <text:p>4194304</text:p>
          </table:table-cell>
          <table:table-cell office:value-type="float" office:value="0.02337165" calcext:value-type="float">
            <text:p>0.02337165</text:p>
          </table:table-cell>
          <table:table-cell office:value-type="float" office:value="0.010201493" calcext:value-type="float">
            <text:p>0.010201493</text:p>
          </table:table-cell>
          <table:table-cell office:value-type="float" office:value="0.013898117" calcext:value-type="float">
            <text:p>0.013898117</text:p>
          </table:table-cell>
        </table:table-row>
        <table:table-row table:style-name="ro1">
          <table:table-cell table:number-columns-repeated="7"/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45113351" calcext:value-type="float">
            <text:p>0.045113351</text:p>
          </table:table-cell>
          <table:table-cell table:style-name="ce7" office:value-type="float" office:value="0.01305506" calcext:value-type="float">
            <text:p>0.01305506</text:p>
          </table:table-cell>
          <table:table-cell table:style-name="ce7" office:value-type="float" office:value="0.025985724" calcext:value-type="float">
            <text:p>0.025985724</text:p>
          </table:table-cell>
        </table:table-row>
        <table:table-row table:style-name="ro1">
          <table:table-cell table:number-columns-repeated="7"/>
          <table:table-cell office:value-type="float" office:value="16777216" calcext:value-type="float">
            <text:p>16777216</text:p>
          </table:table-cell>
          <table:table-cell office:value-type="float" office:value="0.09367153" calcext:value-type="float">
            <text:p>0.09367153</text:p>
          </table:table-cell>
          <table:table-cell office:value-type="float" office:value="0.024189604" calcext:value-type="float">
            <text:p>0.024189604</text:p>
          </table:table-cell>
          <table:table-cell office:value-type="float" office:value="0.045271169" calcext:value-type="float">
            <text:p>0.045271169</text:p>
          </table:table-cell>
        </table:table-row>
        <table:table-row table:style-name="ro1">
          <table:table-cell table:number-columns-repeated="7"/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81720708" calcext:value-type="float">
            <text:p>0.181720708</text:p>
          </table:table-cell>
          <table:table-cell table:style-name="ce7" office:value-type="float" office:value="0.042721418" calcext:value-type="float">
            <text:p>0.042721418</text:p>
          </table:table-cell>
          <table:table-cell table:style-name="ce7" office:value-type="float" office:value="0.084327493" calcext:value-type="float">
            <text:p>0.084327493</text:p>
          </table:table-cell>
        </table:table-row>
        <table:table-row table:style-name="ro1">
          <table:table-cell table:number-columns-repeated="7"/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1819597" calcext:value-type="float">
            <text:p>0.1819597</text:p>
          </table:table-cell>
          <table:table-cell table:style-name="ce8" office:value-type="float" office:value="0.043563825" calcext:value-type="float">
            <text:p>0.043563825</text:p>
          </table:table-cell>
          <table:table-cell table:style-name="ce8" office:value-type="float" office:value="0.085523209" calcext:value-type="float">
            <text:p>0.085523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7:50:14.806737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7:43:16.253108536</meta:creation-date>
    <meta:editing-duration>PT1H44M37S</meta:editing-duration>
    <meta:editing-cycles>8</meta:editing-cycles>
    <meta:generator>LibreOffice/5.0.3.2$Linux_X86_64 LibreOffice_project/00m0$Build-2</meta:generator>
    <meta:initial-creator>Falconskull </meta:initial-creator>
    <dc:date>2018-03-20T19:22:26.144625025</dc:date>
    <dc:creator>Falconskull </dc:creator>
    <meta:document-statistic meta:table-count="1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6cm" xlink:href=".." xlink:type="simple" chart:class="chart:scatter" chart:style-name="ch1">
        <chart:title svg:x="7.608cm" svg:y="0.315cm" chart:style-name="ch2">
          <text:p>PC</text:p>
        </chart:title>
        <chart:legend chart:legend-position="end" svg:x="13.008cm" svg:y="3.701cm" style:legend-expansion="high" chart:style-name="ch3"/>
        <chart:plot-area chart:style-name="ch4" table:cell-range-address="Sheet1.H9:Sheet1.K21" chart:data-source-has-labels="both" svg:x="0.319cm" svg:y="1.299cm" svg:width="12.37cm" svg:height="7.518cm">
          <chartooo:coordinate-region svg:x="1.046cm" svg:y="1.498cm" svg:width="10.901cm" svg:height="6.672cm"/>
          <chart:axis chart:dimension="x" chart:name="primary-x" chart:style-name="ch5" chartooo:axis-type="auto">
            <chart:categories table:cell-range-address="Sheet1.H10:Sheet1.H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9:Sheet1.I21" loext:label-string="secuencial" chart:class="chart:scatter">
            <chart:domain table:cell-range-address="Sheet1.H9:Sheet1.H21"/>
            <chart:data-point chart:repeated="13"/>
          </chart:series>
          <chart:series chart:style-name="ch8" chart:values-cell-range-address="Sheet1.J9:Sheet1.J21" loext:label-string="for" chart:class="chart:scatter">
            <chart:data-point chart:repeated="13"/>
          </chart:series>
          <chart:series chart:style-name="ch9" chart:values-cell-range-address="Sheet1.K9:Sheet1.K21" loext:label-string="sections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ecuencial</text:p>
              </table:table-cell>
              <table:table-cell office:value-type="string">
                <text:p>for</text:p>
              </table:table-cell>
              <table:table-cell office:value-type="string">
                <text:p>sections</text:p>
              </table:table-cell>
            </table:table-row>
          </table:table-header-rows>
          <table:table-rows>
            <table:table-row>
              <table:table-cell office:value-type="float" office:value="32768">
                <text:p>32770</text:p>
                <draw:g>
                  <svg:desc>Sheet1.H10:Sheet1.H21</svg:desc>
                </draw:g>
              </table:table-cell>
              <table:table-cell office:value-type="float" office:value="16384">
                <text:p>16384</text:p>
                <draw:g>
                  <svg:desc>Sheet1.H9:Sheet1.H21</svg:desc>
                </draw:g>
              </table:table-cell>
              <table:table-cell office:value-type="float" office:value="0.000884662">
                <text:p>0.000884662</text:p>
                <draw:g>
                  <svg:desc>Sheet1.I9:Sheet1.I21</svg:desc>
                </draw:g>
              </table:table-cell>
              <table:table-cell office:value-type="float" office:value="0.004473117">
                <text:p>0.004473117</text:p>
                <draw:g>
                  <svg:desc>Sheet1.J9:Sheet1.J21</svg:desc>
                </draw:g>
              </table:table-cell>
              <table:table-cell office:value-type="float" office:value="0.002783389">
                <text:p>0.002783389</text:p>
                <draw:g>
                  <svg:desc>Sheet1.K9:Sheet1.K21</svg:desc>
                </draw:g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768">
                <text:p>32768</text:p>
              </table:table-cell>
              <table:table-cell office:value-type="float" office:value="0.001141848">
                <text:p>0.001141848</text:p>
              </table:table-cell>
              <table:table-cell office:value-type="float" office:value="0.003325469">
                <text:p>0.003325469</text:p>
              </table:table-cell>
              <table:table-cell office:value-type="float" office:value="0.006754571">
                <text:p>0.00675457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65536">
                <text:p>65536</text:p>
              </table:table-cell>
              <table:table-cell office:value-type="float" office:value="0.001465838">
                <text:p>0.001465838</text:p>
              </table:table-cell>
              <table:table-cell office:value-type="float" office:value="0.003211512">
                <text:p>0.003211512</text:p>
              </table:table-cell>
              <table:table-cell office:value-type="float" office:value="0.003150039">
                <text:p>0.00315003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31072">
                <text:p>131072</text:p>
              </table:table-cell>
              <table:table-cell office:value-type="float" office:value="0.001940958">
                <text:p>0.001940958</text:p>
              </table:table-cell>
              <table:table-cell office:value-type="float" office:value="0.003890115">
                <text:p>0.003890115</text:p>
              </table:table-cell>
              <table:table-cell office:value-type="float" office:value="0.003758771">
                <text:p>0.00375877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62144">
                <text:p>262144</text:p>
              </table:table-cell>
              <table:table-cell office:value-type="float" office:value="0.003867246">
                <text:p>0.003867246</text:p>
              </table:table-cell>
              <table:table-cell office:value-type="float" office:value="0.005106649">
                <text:p>0.005106649</text:p>
              </table:table-cell>
              <table:table-cell office:value-type="float" office:value="0.004952557">
                <text:p>0.00495255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24288">
                <text:p>524288</text:p>
              </table:table-cell>
              <table:table-cell office:value-type="float" office:value="0.007275238">
                <text:p>0.007275238</text:p>
              </table:table-cell>
              <table:table-cell office:value-type="float" office:value="0.00707738">
                <text:p>0.00707738</text:p>
              </table:table-cell>
              <table:table-cell office:value-type="float" office:value="0.006971927">
                <text:p>0.00697192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048576">
                <text:p>1048576</text:p>
              </table:table-cell>
              <table:table-cell office:value-type="float" office:value="0.014784262">
                <text:p>0.014784262</text:p>
              </table:table-cell>
              <table:table-cell office:value-type="float" office:value="0.010117193">
                <text:p>0.010117193</text:p>
              </table:table-cell>
              <table:table-cell office:value-type="float" office:value="0.010689025">
                <text:p>0.01068902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097152">
                <text:p>2097152</text:p>
              </table:table-cell>
              <table:table-cell office:value-type="float" office:value="0.02949202">
                <text:p>0.02949202</text:p>
              </table:table-cell>
              <table:table-cell office:value-type="float" office:value="0.020230547">
                <text:p>0.020230547</text:p>
              </table:table-cell>
              <table:table-cell office:value-type="float" office:value="0.020056157">
                <text:p>0.02005615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194304">
                <text:p>4194304</text:p>
              </table:table-cell>
              <table:table-cell office:value-type="float" office:value="0.060918138">
                <text:p>0.060918138</text:p>
              </table:table-cell>
              <table:table-cell office:value-type="float" office:value="0.038631553">
                <text:p>0.038631553</text:p>
              </table:table-cell>
              <table:table-cell office:value-type="float" office:value="0.037830467">
                <text:p>0.03783046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8388608">
                <text:p>8388608</text:p>
              </table:table-cell>
              <table:table-cell office:value-type="float" office:value="0.123695917">
                <text:p>0.123695917</text:p>
              </table:table-cell>
              <table:table-cell office:value-type="float" office:value="0.074457311">
                <text:p>0.074457311</text:p>
              </table:table-cell>
              <table:table-cell office:value-type="float" office:value="0.074059065">
                <text:p>0.07405906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6777216">
                <text:p>16777216</text:p>
              </table:table-cell>
              <table:table-cell office:value-type="float" office:value="0.242995765">
                <text:p>0.242995765</text:p>
              </table:table-cell>
              <table:table-cell office:value-type="float" office:value="0.178458996">
                <text:p>0.178458996</text:p>
              </table:table-cell>
              <table:table-cell office:value-type="float" office:value="0.147030671">
                <text:p>0.147030671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33554432">
                <text:p>33554432</text:p>
              </table:table-cell>
              <table:table-cell office:value-type="float" office:value="0.621737715">
                <text:p>0.621737715</text:p>
              </table:table-cell>
              <table:table-cell office:value-type="float" office:value="0.342775486">
                <text:p>0.342775486</text:p>
              </table:table-cell>
              <table:table-cell office:value-type="float" office:value="0.319969852">
                <text:p>0.319969852</text:p>
              </table:table-cell>
            </table:table-row>
            <table:table-row>
              <table:table-cell office:value-type="string"/>
              <table:table-cell office:value-type="float" office:value="67108864">
                <text:p>67108864</text:p>
              </table:table-cell>
              <table:table-cell office:value-type="float" office:value="0.479177332">
                <text:p>0.479177332</text:p>
              </table:table-cell>
              <table:table-cell office:value-type="float" office:value="0.394011867">
                <text:p>0.394011867</text:p>
              </table:table-cell>
              <table:table-cell office:value-type="float" office:value="0.296368592">
                <text:p>0.296368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96cm" xlink:href=".." xlink:type="simple" chart:class="chart:scatter" chart:style-name="ch1">
        <chart:title svg:x="7.24cm" svg:y="0.315cm" chart:style-name="ch2">
          <text:p>atcgrid</text:p>
        </chart:title>
        <chart:legend chart:legend-position="end" svg:x="13.013cm" svg:y="3.701cm" style:legend-expansion="high" chart:style-name="ch3"/>
        <chart:plot-area chart:style-name="ch4" table:cell-range-address="Sheet1.H25:Sheet1.K37" chart:data-source-has-labels="both" svg:x="0.319cm" svg:y="1.299cm" svg:width="12.375cm" svg:height="7.518cm">
          <chartooo:coordinate-region svg:x="1.231cm" svg:y="1.498cm" svg:width="10.72cm" svg:height="6.672cm"/>
          <chart:axis chart:dimension="x" chart:name="primary-x" chart:style-name="ch5" chartooo:axis-type="auto">
            <chart:categories table:cell-range-address="Sheet1.H26:Sheet1.H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5:Sheet1.I37" loext:label-string="secuencial" chart:class="chart:scatter">
            <chart:domain table:cell-range-address="Sheet1.H25:Sheet1.H37"/>
            <chart:data-point chart:repeated="13"/>
          </chart:series>
          <chart:series chart:style-name="ch8" chart:values-cell-range-address="Sheet1.J25:Sheet1.J37" loext:label-string="for" chart:class="chart:scatter">
            <chart:data-point chart:repeated="13"/>
          </chart:series>
          <chart:series chart:style-name="ch9" chart:values-cell-range-address="Sheet1.K25:Sheet1.K37" loext:label-string="sections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ecuencial</text:p>
              </table:table-cell>
              <table:table-cell office:value-type="string">
                <text:p>for</text:p>
              </table:table-cell>
              <table:table-cell office:value-type="string">
                <text:p>sections</text:p>
              </table:table-cell>
            </table:table-row>
          </table:table-header-rows>
          <table:table-rows>
            <table:table-row>
              <table:table-cell office:value-type="float" office:value="32768">
                <text:p>32770</text:p>
                <draw:g>
                  <svg:desc>Sheet1.H26:Sheet1.H37</svg:desc>
                </draw:g>
              </table:table-cell>
              <table:table-cell office:value-type="float" office:value="16384">
                <text:p>16384</text:p>
                <draw:g>
                  <svg:desc>Sheet1.H25:Sheet1.H37</svg:desc>
                </draw:g>
              </table:table-cell>
              <table:table-cell office:value-type="float" office:value="0.000111055">
                <text:p>0.000111055</text:p>
                <draw:g>
                  <svg:desc>Sheet1.I25:Sheet1.I37</svg:desc>
                </draw:g>
              </table:table-cell>
              <table:table-cell office:value-type="float" office:value="0.003930093">
                <text:p>0.003930093</text:p>
                <draw:g>
                  <svg:desc>Sheet1.J25:Sheet1.J37</svg:desc>
                </draw:g>
              </table:table-cell>
              <table:table-cell office:value-type="float" office:value="0.003902611">
                <text:p>0.003902611</text:p>
                <draw:g>
                  <svg:desc>Sheet1.K25:Sheet1.K37</svg:desc>
                </draw:g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768">
                <text:p>32768</text:p>
              </table:table-cell>
              <table:table-cell office:value-type="float" office:value="0.000213591">
                <text:p>0.000213591</text:p>
              </table:table-cell>
              <table:table-cell office:value-type="float" office:value="0.003290572">
                <text:p>0.003290572</text:p>
              </table:table-cell>
              <table:table-cell office:value-type="float" office:value="0.003981533">
                <text:p>0.00398153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65536">
                <text:p>65536</text:p>
              </table:table-cell>
              <table:table-cell office:value-type="float" office:value="0.000439397">
                <text:p>0.000439397</text:p>
              </table:table-cell>
              <table:table-cell office:value-type="float" office:value="0.004726118">
                <text:p>0.004726118</text:p>
              </table:table-cell>
              <table:table-cell office:value-type="float" office:value="0.004371509">
                <text:p>0.00437150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31072">
                <text:p>131072</text:p>
              </table:table-cell>
              <table:table-cell office:value-type="float" office:value="0.000868356">
                <text:p>0.000868356</text:p>
              </table:table-cell>
              <table:table-cell office:value-type="float" office:value="0.004598142">
                <text:p>0.004598142</text:p>
              </table:table-cell>
              <table:table-cell office:value-type="float" office:value="0.0039231">
                <text:p>0.003923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62144">
                <text:p>262144</text:p>
              </table:table-cell>
              <table:table-cell office:value-type="float" office:value="0.001202885">
                <text:p>0.001202885</text:p>
              </table:table-cell>
              <table:table-cell office:value-type="float" office:value="0.004182769">
                <text:p>0.004182769</text:p>
              </table:table-cell>
              <table:table-cell office:value-type="float" office:value="0.004953642">
                <text:p>0.00495364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524288">
                <text:p>524288</text:p>
              </table:table-cell>
              <table:table-cell office:value-type="float" office:value="0.002653837">
                <text:p>0.002653837</text:p>
              </table:table-cell>
              <table:table-cell office:value-type="float" office:value="0.002745448">
                <text:p>0.002745448</text:p>
              </table:table-cell>
              <table:table-cell office:value-type="float" office:value="0.003878604">
                <text:p>0.00387860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048576">
                <text:p>1048576</text:p>
              </table:table-cell>
              <table:table-cell office:value-type="float" office:value="0.005979414">
                <text:p>0.005979414</text:p>
              </table:table-cell>
              <table:table-cell office:value-type="float" office:value="0.004927871">
                <text:p>0.004927871</text:p>
              </table:table-cell>
              <table:table-cell office:value-type="float" office:value="0.005384443">
                <text:p>0.00538444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097152">
                <text:p>2097152</text:p>
              </table:table-cell>
              <table:table-cell office:value-type="float" office:value="0.011889695">
                <text:p>0.011889695</text:p>
              </table:table-cell>
              <table:table-cell office:value-type="float" office:value="0.007464341">
                <text:p>0.007464341</text:p>
              </table:table-cell>
              <table:table-cell office:value-type="float" office:value="0.007583006">
                <text:p>0.00758300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194304">
                <text:p>4194304</text:p>
              </table:table-cell>
              <table:table-cell office:value-type="float" office:value="0.02337165">
                <text:p>0.02337165</text:p>
              </table:table-cell>
              <table:table-cell office:value-type="float" office:value="0.010201493">
                <text:p>0.010201493</text:p>
              </table:table-cell>
              <table:table-cell office:value-type="float" office:value="0.013898117">
                <text:p>0.01389811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8388608">
                <text:p>8388608</text:p>
              </table:table-cell>
              <table:table-cell office:value-type="float" office:value="0.045113351">
                <text:p>0.045113351</text:p>
              </table:table-cell>
              <table:table-cell office:value-type="float" office:value="0.01305506">
                <text:p>0.01305506</text:p>
              </table:table-cell>
              <table:table-cell office:value-type="float" office:value="0.025985724">
                <text:p>0.025985724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6777216">
                <text:p>16777216</text:p>
              </table:table-cell>
              <table:table-cell office:value-type="float" office:value="0.09367153">
                <text:p>0.09367153</text:p>
              </table:table-cell>
              <table:table-cell office:value-type="float" office:value="0.024189604">
                <text:p>0.024189604</text:p>
              </table:table-cell>
              <table:table-cell office:value-type="float" office:value="0.045271169">
                <text:p>0.045271169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33554432">
                <text:p>33554432</text:p>
              </table:table-cell>
              <table:table-cell office:value-type="float" office:value="0.181720708">
                <text:p>0.181720708</text:p>
              </table:table-cell>
              <table:table-cell office:value-type="float" office:value="0.042721418">
                <text:p>0.042721418</text:p>
              </table:table-cell>
              <table:table-cell office:value-type="float" office:value="0.084327493">
                <text:p>0.084327493</text:p>
              </table:table-cell>
            </table:table-row>
            <table:table-row>
              <table:table-cell office:value-type="string"/>
              <table:table-cell office:value-type="float" office:value="67108864">
                <text:p>67108864</text:p>
              </table:table-cell>
              <table:table-cell office:value-type="float" office:value="0.1819597">
                <text:p>0.1819597</text:p>
              </table:table-cell>
              <table:table-cell office:value-type="float" office:value="0.043563825">
                <text:p>0.043563825</text:p>
              </table:table-cell>
              <table:table-cell office:value-type="float" office:value="0.085523209">
                <text:p>0.085523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